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2-AFC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3-AFC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3-Repeat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4-AFC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5-Firs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5-Secon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Uout, V</text:p>
          </table:table-cell>
          <table:table-cell office:value-type="string" calcext:value-type="string">
            <text:p>2Ua, V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2Uout, V</text:p>
          </table:table-cell>
          <table:table-cell office:value-type="string" calcext:value-type="string">
            <text:p>2Uin, V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2Uout, V</text:p>
          </table:table-cell>
          <table:table-cell office:value-type="string" calcext:value-type="string">
            <text:p>2Uin, V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2Uout, V</text:p>
          </table:table-cell>
          <table:table-cell office:value-type="string" calcext:value-type="string">
            <text:p>2Uin, V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2Uout, V</text:p>
          </table:table-cell>
          <table:table-cell office:value-type="string" calcext:value-type="string">
            <text:p>2Uin, V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2Uout, V</text:p>
          </table:table-cell>
          <table:table-cell office:value-type="string" calcext:value-type="string">
            <text:p>2Uin, V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5" calcext:value-type="float">
            <text:p>5.75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.92" calcext:value-type="float">
            <text:p>1.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35" calcext:value-type="float">
            <text:p>0.935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3" calcext:value-type="float">
            <text:p>0.953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76" calcext:value-type="float">
            <text:p>5.76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 office:value-type="float" office:value="1.95" calcext:value-type="float">
            <text:p>1.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76" calcext:value-type="float">
            <text:p>5.76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.7" calcext:value-type="float">
            <text:p>9.7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1.95" calcext:value-type="float">
            <text:p>1.9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.13" calcext:value-type="float">
            <text:p>9.13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66" calcext:value-type="float">
            <text:p>0.96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71" calcext:value-type="float">
            <text:p>5.71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.7" calcext:value-type="float">
            <text:p>9.7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.76" calcext:value-type="float">
            <text:p>8.76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93" calcext:value-type="float">
            <text:p>0.93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943" calcext:value-type="float">
            <text:p>0.943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63" calcext:value-type="float">
            <text:p>5.63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.6" calcext:value-type="float">
            <text:p>9.6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2.03" calcext:value-type="float">
            <text:p>2.0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.67" calcext:value-type="float">
            <text:p>7.67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868" calcext:value-type="float">
            <text:p>0.868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27" calcext:value-type="float">
            <text:p>5.27</text:p>
          </table:table-cell>
          <table:table-cell office:value-type="float" office:value="0.789" calcext:value-type="float">
            <text:p>0.7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9.6" calcext:value-type="float">
            <text:p>9.6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2.11" calcext:value-type="float">
            <text:p>2.11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6.41" calcext:value-type="float">
            <text:p>6.41</text:p>
          </table:table-cell>
          <table:table-cell office:value-type="float" office:value="0.093" calcext:value-type="float">
            <text:p>0.093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722" calcext:value-type="float">
            <text:p>0.722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85" calcext:value-type="float">
            <text:p>3.85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.2" calcext:value-type="float">
            <text:p>9.2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2.16" calcext:value-type="float">
            <text:p>2.1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0.59" calcext:value-type="float">
            <text:p>0.59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0.575" calcext:value-type="float">
            <text:p>0.57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36" calcext:value-type="float">
            <text:p>2.36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.98" calcext:value-type="float">
            <text:p>7.98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.83" calcext:value-type="float">
            <text:p>1.8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.55" calcext:value-type="float">
            <text:p>2.55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0.482" calcext:value-type="float">
            <text:p>0.482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0.47" calcext:value-type="float">
            <text:p>0.47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36" calcext:value-type="float">
            <text:p>1.236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6.63" calcext:value-type="float">
            <text:p>6.63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1.85" calcext:value-type="float">
            <text:p>1.85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.27" calcext:value-type="float">
            <text:p>1.27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0.348" calcext:value-type="float">
            <text:p>0.34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505" calcext:value-type="float">
            <text:p>0.505</text:p>
          </table:table-cell>
          <table:table-cell office:value-type="float" office:value="1.77" calcext:value-type="float">
            <text:p>1.7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5.57" calcext:value-type="float">
            <text:p>5.57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1.7" calcext:value-type="float">
            <text:p>1.7</text:p>
          </table:table-cell>
          <table:table-cell office:value-type="float" office:value="1.95" calcext:value-type="float">
            <text:p>1.95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0.262" calcext:value-type="float">
            <text:p>0.26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number-columns-repeated="4"/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1.4" calcext:value-type="float">
            <text:p>1.4</text:p>
          </table:table-cell>
          <table:table-cell office:value-type="float" office:value="1.95" calcext:value-type="float">
            <text:p>1.95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  <table:table-cell office:value-type="float" office:value="0.199" calcext:value-type="float">
            <text:p>0.199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table:number-columns-repeated="4"/>
          <table:table-cell office:value-type="float" office:value="50000" calcext:value-type="float">
            <text:p>50000</text:p>
          </table:table-cell>
          <table:table-cell office:value-type="float" office:value="2.55" calcext:value-type="float">
            <text:p>2.55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1.2" calcext:value-type="float">
            <text:p>1.2</text:p>
          </table:table-cell>
          <table:table-cell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.25" calcext:value-type="float">
            <text:p>1.25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1.04" calcext:value-type="float">
            <text:p>1.04</text:p>
          </table:table-cell>
          <table:table-cell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700000" calcext:value-type="float">
            <text:p>700000</text:p>
          </table:table-cell>
          <table:table-cell office:value-type="float" office:value="0.9" calcext:value-type="float">
            <text:p>0.9</text:p>
          </table:table-cell>
          <table:table-cell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800000" calcext:value-type="float">
            <text:p>800000</text:p>
          </table:table-cell>
          <table:table-cell office:value-type="float" office:value="0.65" calcext:value-type="float">
            <text:p>0.65</text:p>
          </table:table-cell>
          <table:table-cell office:value-type="float" office:value="1.95" calcext:value-type="float">
            <text:p>1.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4:13:52.769133226</meta:creation-date>
    <dc:date>2023-03-23T12:50:49.532355775</dc:date>
    <meta:editing-duration>PT3H29S</meta:editing-duration>
    <meta:editing-cycles>7</meta:editing-cycles>
    <meta:generator>LibreOffice/7.4.5.1$Linux_X86_64 LibreOffice_project/40$Build-1</meta:generator>
    <meta:document-statistic meta:table-count="1" meta:cell-count="231" meta:object-count="0"/>
  </office:meta>
</office:document-meta>
</file>